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4000001151EC50EEF8F4D091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graphics3" text:anchor-type="as-char" svg:width="4.5417in" svg:height="2.1354in" draw:z-index="0"><draw:image xlink:href="Pictures/10000201000001B4000001151EC50EEF8F4D091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.75in" fo:page-height="2.2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30T14:44:39.969982555</meta:creation-date>
    <dc:date>2020-07-30T14:46:41.161047590</dc:date>
    <meta:editing-duration>PT2M1S</meta:editing-duration>
    <meta:editing-cycles>1</meta:editing-cycles>
    <meta:document-statistic meta:table-count="0" meta:image-count="1" meta:object-count="0" meta:page-count="1" meta:paragraph-count="1" meta:word-count="0" meta:character-count="0" meta:non-whitespace-character-count="0"/>
    <meta:generator>LibreOffice/6.4.5.2$Linux_X86_64 LibreOffice_project/40$Build-2</meta:generator>
  </office:meta>
</office:document-meta>
</file>